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loext:graphic-properties draw:fill-gradient-name="gradient" draw:fill-hatch-name="hatch"/>
      <style:paragraph-properties fo:margin-top="7.999cm" fo:margin-bottom="0.21cm" style:contextual-spacing="false"/>
      <style:text-properties officeooo:paragraph-rsid="001aca10"/>
    </style:style>
    <style:style style:name="P2" style:family="paragraph" style:parent-style-name="Subtitle">
      <style:text-properties officeooo:rsid="001aca10" officeooo:paragraph-rsid="001aca10"/>
    </style:style>
    <style:style style:name="P3" style:family="paragraph" style:parent-style-name="Text_20_body">
      <style:text-properties officeooo:rsid="001aca10" officeooo:paragraph-rsid="001aca10"/>
    </style:style>
    <style:style style:name="P4" style:family="paragraph" style:parent-style-name="Title">
      <loext:graphic-properties draw:fill-gradient-name="gradient" draw:fill-hatch-name="hatch"/>
      <style:paragraph-properties fo:margin-top="0cm" fo:margin-bottom="0cm" style:contextual-spacing="false"/>
      <style:text-properties officeooo:rsid="001aca10" officeooo:paragraph-rsid="001aca10"/>
    </style:style>
    <style:style style:name="P5" style:family="paragraph" style:parent-style-name="Text_20_body">
      <loext:graphic-properties draw:fill-gradient-name="gradient" draw:fill-hatch-name="hatch"/>
      <style:paragraph-properties fo:margin-top="0.42cm" fo:margin-bottom="0.21cm" style:contextual-spacing="false" fo:text-align="center" style:justify-single-word="false"/>
      <style:text-properties officeooo:rsid="001aca10" officeooo:paragraph-rsid="001aca10"/>
    </style:style>
    <style:style style:name="P6" style:family="paragraph" style:parent-style-name="Text_20_body">
      <loext:graphic-properties draw:fill-gradient-name="gradient" draw:fill-hatch-name="hatch"/>
      <style:paragraph-properties fo:margin-top="0cm" fo:margin-bottom="0cm" style:contextual-spacing="false" fo:text-align="center" style:justify-single-word="false"/>
      <style:text-properties officeooo:rsid="001aca10" officeooo:paragraph-rsid="001aca10"/>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ext_20_body">
      <style:text-properties officeooo:paragraph-rsid="00254516"/>
    </style:style>
    <style:style style:name="P12" style:family="paragraph" style:parent-style-name="Text_20_body">
      <style:text-properties officeooo:rsid="0025c7aa" officeooo:paragraph-rsid="0025c7aa"/>
    </style:style>
    <style:style style:name="P13" style:family="paragraph" style:parent-style-name="Text_20_body">
      <style:text-properties officeooo:paragraph-rsid="0025c7aa"/>
    </style:style>
    <style:style style:name="P14" style:family="paragraph" style:parent-style-name="Heading_20_1">
      <style:paragraph-properties fo:break-before="page"/>
      <style:text-properties officeooo:rsid="001cbc32" officeooo:paragraph-rsid="001cbc32"/>
    </style:style>
    <style:style style:name="P15" style:family="paragraph" style:parent-style-name="Heading_20_1">
      <style:text-properties officeooo:rsid="00217a21" officeooo:paragraph-rsid="00217a21"/>
    </style:style>
    <style:style style:name="P16" style:family="paragraph" style:parent-style-name="Heading_20_1">
      <style:text-properties officeooo:rsid="0028e98a" officeooo:paragraph-rsid="0028e98a"/>
    </style:style>
    <style:style style:name="P17" style:family="paragraph" style:parent-style-name="Heading_20_2">
      <style:text-properties officeooo:rsid="001fd1dc" officeooo:paragraph-rsid="001fd1dc"/>
    </style:style>
    <style:style style:name="P18" style:family="paragraph" style:parent-style-name="Heading_20_2">
      <style:text-properties officeooo:rsid="00217a21" officeooo:paragraph-rsid="00217a21"/>
    </style:style>
    <style:style style:name="P19" style:family="paragraph" style:parent-style-name="Heading_20_3">
      <style:text-properties officeooo:rsid="001fd1dc" officeooo:paragraph-rsid="001fd1dc"/>
    </style:style>
    <style:style style:name="P20" style:family="paragraph" style:parent-style-name="Heading_20_3">
      <style:text-properties officeooo:paragraph-rsid="00254516"/>
    </style:style>
    <style:style style:name="P21" style:family="paragraph" style:parent-style-name="Heading_20_3">
      <style:text-properties officeooo:rsid="00217a21" officeooo:paragraph-rsid="00217a21"/>
    </style:style>
    <style:style style:name="P22" style:family="paragraph" style:parent-style-name="Text_20_body" style:list-style-name="L1">
      <style:text-properties fo:font-weight="bold" officeooo:rsid="00254516" officeooo:paragraph-rsid="00254516" style:font-weight-asian="bold" style:font-weight-complex="bold"/>
    </style:style>
    <style:style style:name="P23" style:family="paragraph" style:parent-style-name="Text_20_body" style:list-style-name="L2">
      <style:text-properties fo:font-weight="bold" officeooo:rsid="00254516" officeooo:paragraph-rsid="00254516" style:font-weight-asian="bold" style:font-weight-complex="bold"/>
    </style:style>
    <style:style style:name="P24" style:family="paragraph" style:parent-style-name="Text_20_body">
      <style:text-properties fo:font-weight="normal" officeooo:rsid="00254516" officeooo:paragraph-rsid="00254516" style:font-weight-asian="normal" style:font-weight-complex="normal"/>
    </style:style>
    <style:style style:name="P25" style:family="paragraph" style:parent-style-name="Text_20_body">
      <style:text-properties fo:font-weight="normal" officeooo:rsid="0025c7aa" officeooo:paragraph-rsid="0025c7aa" style:font-weight-asian="normal" style:font-weight-complex="normal"/>
    </style:style>
    <style:style style:name="P26" style:family="paragraph" style:parent-style-name="Text_20_body">
      <style:text-properties officeooo:rsid="0025c7aa" officeooo:paragraph-rsid="0025c7aa"/>
    </style:style>
    <style:style style:name="P27" style:family="paragraph" style:parent-style-name="Text_20_body">
      <style:text-properties officeooo:rsid="0028e98a" officeooo:paragraph-rsid="0028e98a"/>
    </style:style>
    <style:style style:name="T1" style:family="text">
      <style:text-properties officeooo:rsid="001aca10"/>
    </style:style>
    <style:style style:name="T2" style:family="text">
      <style:text-properties officeooo:rsid="00200ee7"/>
    </style:style>
    <style:style style:name="T3" style:family="text">
      <style:text-properties officeooo:rsid="001fd1dc"/>
    </style:style>
    <style:style style:name="T4" style:family="text">
      <style:text-properties fo:font-weight="normal" style:font-weight-asian="normal" style:font-weight-complex="normal"/>
    </style:style>
    <style:style style:name="T5" style:family="text">
      <style:text-properties fo:font-weight="normal" officeooo:rsid="00254516" style:font-weight-asian="normal" style:font-weight-complex="normal"/>
    </style:style>
    <style:style style:name="T6" style:family="text">
      <style:text-properties fo:font-weight="normal" officeooo:rsid="00261302" style:font-weight-asian="normal" style:font-weight-complex="normal"/>
    </style:style>
    <style:style style:name="T7" style:family="text">
      <style:text-properties officeooo:rsid="0025c7a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x Q Design <text:span text:style-name="T1">Directive</text:span></text:p>
      <text:p text:style-name="P6">(for myself)</text:p>
      <text:p text:style-name="P4">or how I learned to stop worrying and plan ahead</text:p>
      <text:p text:style-name="P5"/>
      <text:p text:style-name="P2">By NullptrEnjoy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7"><text:a xlink:type="simple" xlink:href="#__RefHeading___Toc209_1124736643" text:style-name="Index_20_Link" text:visited-style-name="Index_20_Link"><text:s/>1. The Setting<text:tab/>3</text:a></text:p>
          <text:p text:style-name="P8"><text:a xlink:type="simple" xlink:href="#__RefHeading___Toc211_1124736643" text:style-name="Index_20_Link" text:visited-style-name="Index_20_Link"><text:s/>1.1. History<text:tab/>3</text:a></text:p>
          <text:p text:style-name="P9"><text:a xlink:type="simple" xlink:href="#__RefHeading___Toc51_1540637302" text:style-name="Index_20_Link" text:visited-style-name="Index_20_Link"><text:s/>a) Factions<text:tab/>3</text:a></text:p>
          <text:p text:style-name="P9"><text:a xlink:type="simple" xlink:href="#__RefHeading___Toc53_1540637302" text:style-name="Index_20_Link" text:visited-style-name="Index_20_Link"><text:s/>b) 2020ish – 2150ish<text:tab/>5</text:a></text:p>
          <text:p text:style-name="P9"><text:a xlink:type="simple" xlink:href="#__RefHeading___Toc55_1540637302" text:style-name="Index_20_Link" text:visited-style-name="Index_20_Link"><text:s/>c) World War 3<text:tab/>5</text:a></text:p>
          <text:p text:style-name="P9"><text:a xlink:type="simple" xlink:href="#__RefHeading___Toc57_1540637302" text:style-name="Index_20_Link" text:visited-style-name="Index_20_Link"><text:s/>d) 2158ish – 2180ish<text:tab/>5</text:a></text:p>
          <text:p text:style-name="P9"><text:a xlink:type="simple" xlink:href="#__RefHeading___Toc195_659953934" text:style-name="Index_20_Link" text:visited-style-name="Index_20_Link"><text:s/>e) The Remnant<text:tab/>5</text:a></text:p>
          <text:p text:style-name="P8"><text:a xlink:type="simple" xlink:href="#__RefHeading___Toc197_659953934" text:style-name="Index_20_Link" text:visited-style-name="Index_20_Link"><text:s/>1.2. Present<text:tab/>5</text:a></text:p>
          <text:p text:style-name="P9"><text:a xlink:type="simple" xlink:href="#__RefHeading___Toc63_1540637302" text:style-name="Index_20_Link" text:visited-style-name="Index_20_Link"><text:s/>a) Factions - Aftermath<text:tab/>5</text:a></text:p>
          <text:p text:style-name="P9"><text:a xlink:type="simple" xlink:href="#__RefHeading___Toc65_1540637302" text:style-name="Index_20_Link" text:visited-style-name="Index_20_Link"><text:s/>b) The Expedition<text:tab/>5</text:a></text:p>
          <text:p text:style-name="P7"><text:a xlink:type="simple" xlink:href="#__RefHeading___Toc130_1194905723" text:style-name="Index_20_Link" text:visited-style-name="Index_20_Link"><text:s/>2. Technology<text:tab/>5</text:a></text:p>
          <text:p text:style-name="P8"><text:a xlink:type="simple" xlink:href="#__RefHeading___Toc132_1194905723" text:style-name="Index_20_Link" text:visited-style-name="Index_20_Link"><text:s/>2.1. Computing and Data Transfer<text:tab/>5</text:a></text:p>
          <text:p text:style-name="P8"><text:a xlink:type="simple" xlink:href="#__RefHeading___Toc134_1194905723" text:style-name="Index_20_Link" text:visited-style-name="Index_20_Link"><text:s/>2.2. Spacecraft and VoidOps<text:tab/>5</text:a></text:p>
          <text:p text:style-name="P9"><text:a xlink:type="simple" xlink:href="#__RefHeading___Toc136_1194905723" text:style-name="Index_20_Link" text:visited-style-name="Index_20_Link"><text:s/>a) Propulsion<text:tab/>5</text:a></text:p>
          <text:p text:style-name="P9"><text:a xlink:type="simple" xlink:href="#__RefHeading___Toc138_1194905723" text:style-name="Index_20_Link" text:visited-style-name="Index_20_Link"><text:s/>b) Mining and logistics<text:tab/>5</text:a></text:p>
          <text:p text:style-name="P9"><text:a xlink:type="simple" xlink:href="#__RefHeading___Toc140_1194905723" text:style-name="Index_20_Link" text:visited-style-name="Index_20_Link"><text:s/>c) Sensors<text:tab/>5</text:a></text:p>
          <text:p text:style-name="P9"><text:a xlink:type="simple" xlink:href="#__RefHeading___Toc142_1194905723" text:style-name="Index_20_Link" text:visited-style-name="Index_20_Link"><text:s/>d) Weaponry and Countermeasures<text:tab/>5</text:a></text:p>
        </text:index-body>
      </text:table-of-content>
      <text:p text:style-name="P3"/>
      <text:h text:style-name="P14" text:outline-level="1"><text:bookmark-start text:name="__RefHeading___Toc209_1124736643"/>The Setting<text:bookmark-end text:name="__RefHeading___Toc209_1124736643"/></text:h>
      <text:h text:style-name="P17" text:outline-level="2"><text:bookmark-start text:name="__RefHeading___Toc211_1124736643"/>History<text:bookmark-end text:name="__RefHeading___Toc211_1124736643"/></text:h>
      <text:h text:style-name="P19" text:outline-level="3"><text:bookmark-start text:name="__RefHeading___Toc51_1540637302"/>Factions<text:bookmark-end text:name="__RefHeading___Toc51_1540637302"/></text:h>
      <text:p text:style-name="P11">While humanity squabbles in their small, insignificant planet, a plethora of alien races already claw and tear their way through the milky way in a desperate race for survival.</text:p>
      <text:list text:style-name="L1">
        <text:list-item>
          <text:p text:style-name="P22">Nuumerion Conglomerate</text:p>
        </text:list-item>
      </text:list>
      <text:p text:style-name="P24">One of two superpowers residing within the Milky Way (at the time). Primarily composed of a mammalian species known as the Nurta, the Conglomerate is mostly known for its blend of religious and nationalistic zeal, leading to their reputation as “fucking insane”. Their faith often leads to them being perceived as unhinged or rambling in civil environments while also making them relentless and brutal in all kinds of combat.</text:p>
      <text:p text:style-name="P24">According to Nurta scholars, the Nurta were once a far more “tainted” and primitive people, forsaking religion in favour of earthly pleasures. Eventually, though, they were shown the guiding light by a prophet, who found a way to contact the “Truth” through herbal remedies. The remedies and the religion spread like wildfire, uniting their planet after a number of bloody coups (and some peaceful integrations).</text:p>
      <text:p text:style-name="P24">The scholars believe that Nurta brains evolved in the million or so years of faithful servitude, amplifying their receptiveness to religion and religious experiences, thanks to their aggressive culling of any who “did not see”.</text:p>
      <text:p text:style-name="P24">Galactic consensus is that religion and nationalism runs so deep in Nurta society that, eventually, even the ruling class became so nationalistic and religious that they begun truly acting with their people’s best interest in mind, leading to an incredibly effective goodwill-based government.</text:p>
      <text:p text:style-name="P24">The Conglomerate’s entry into the galaxy was quite unfortunate, as their first exposure to alien life was mostly extremely negative, leading them into a desperate battle for their own survival. After centuries of grief and suffering, the Nurta were ultimately victorious. In spite of the horrors they endured, the Conglomerate opted for bringing the other species into their fold instead of exterminating or enslaving them.</text:p>
      <text:p text:style-name="P24">Many of these species still roam the Conglomerate to this day, radical genetic engineering and tactful lobotomy procedures ensuring a clear connection to the beyond.</text:p>
      <text:p text:style-name="P13">While not truly malevolent, the Nuumerioni people have a very low tolerance of species without or with wrong religions, often leading them into conflict with other governments.</text:p>
      <text:p text:style-name="P13">The Conglomerate is happy to let “correct” entities into a protectorate of sorts, where the Conglomerate provides <text:span text:style-name="T7">military</text:span> <text:span text:style-name="T7">support and</text:span> funding for religious institutions while the receiving governments share their expertise and <text:span text:style-name="T7">other</text:span> <text:span text:style-name="T7">special resources with the greater whole.</text:span></text:p>
      <text:p text:style-name="P12">This approach led to the Nuumerioni being as powerful as they are, with happy citizens, a competent, loyal government, and a lot of allies.</text:p>
      <text:list text:style-name="L2">
        <text:list-item>
          <text:p text:style-name="P23"><text:soft-page-break/>Cetti <text:span text:style-name="T7">Inquisitorum</text:span></text:p>
        </text:list-item>
      </text:list>
      <text:p text:style-name="P25">The second of two major superpowers in the Milky Way, the Inquisitorum itself is actually barely a shadow of its former self. The Cetti are believed to be the first species to exist in the universe, leading to an era of unrivalled expansion and exploration, assisted by the species’ lust for technical prowess.</text:p>
      <text:p text:style-name="P25">Records regarding the Cetti are scarce, but it is believed that an aggressive hive race exploited the Cetti’s distrust of one another to create a collapse of their universal-link FTL network, potentially causing the Big Bang (disputed) and making other forms of FTL transit possible due to “real-time tearing”.</text:p>
      <text:p text:style-name="P25">Some of the Cetti successfully created planetary hibernation vaults in time, leading to their presence in the Milky Way. They woke after a neighbouring species begun harvesting their vaults for materials. Disgusted at their lack of care, the Cetti obliterated the invading species using their comparatively advanced weaponry and tactics.</text:p>
      <text:p text:style-name="P12"><text:span text:style-name="T4">It was later revealed that the species was actually desperately trying to find ways to beat back the </text:span><text:span text:style-name="T5">Nuumerion Conglomerate </text:span><text:span text:style-name="T4">after it declared them heretics. The species tried to open the vaults in hopes of finding advanced technology, but they ran into the already-jaded Cetti instead, sealing their fate.</text:span></text:p>
      <text:p text:style-name="P25">Enraged, the Cetti beat back the Conglomerate conversion force and established their own organisation, a temporary dictatorship meant to last until the war with the Conglomerate is over, naming it the Inquisitorum in memory of the innocents they killed.</text:p>
      <text:p text:style-name="P25">What followed was years of combat between the Inquisitorum and the Conglomerate, the Cetti’s technology allowing them to stall while they garnered the support necessary to solidify their position.</text:p>
      <text:p text:style-name="P12"><text:span text:style-name="T4">More and more species joined the Cetti in exchange for their technology and the knowledge that they would be safe from the </text:span><text:span text:style-name="T5">Nuumerion </text:span><text:span text:style-name="T4">menace, forming the two major factions of the Milky Way.</text:span></text:p>
      <text:p text:style-name="P25">Over time, however, joined species began to feel disenfranchised, the Cetti often not giving them the ability to understand their technology, instead only to manufacture and distribute it. Additionally, the Cetti often saw themselves as superior to the others due to their technical prowess, practically making other species second-class citizens.</text:p>
      <text:p text:style-name="P25">These issues were compounded by the hastily-organised governmental structure, often leading to corruption and abuse of power. Nepotism is an especially bad problem, often leading to less-than-competent leadership.</text:p>
      <text:p text:style-name="P12"><text:span text:style-name="T4">Eventually the two factions agreed on a peace deal, which keeps them in a cold war, both sides ready to jump at the other </text:span><text:span text:style-name="T6">the second</text:span><text:span text:style-name="T4"> they see an opportunity.</text:span></text:p>
      <text:p text:style-name="P25"/>
      <text:h text:style-name="P19" text:outline-level="3"><text:bookmark-start text:name="__RefHeading___Toc53_1540637302"/><text:soft-page-break/>2020ish – 2150ish<text:bookmark-end text:name="__RefHeading___Toc53_1540637302"/></text:h>
      <text:h text:style-name="P19" text:outline-level="3"><text:bookmark-start text:name="__RefHeading___Toc55_1540637302"/>World War 3<text:bookmark-end text:name="__RefHeading___Toc55_1540637302"/></text:h>
      <text:h text:style-name="P19" text:outline-level="3"><text:bookmark-start text:name="__RefHeading___Toc57_1540637302"/>2158ish – 2180ish<text:bookmark-end text:name="__RefHeading___Toc57_1540637302"/></text:h>
      <text:h text:style-name="P20" text:outline-level="3"><text:bookmark-start text:name="__RefHeading___Toc195_659953934"/><text:span text:style-name="T3">The </text:span><text:span text:style-name="T2">Remnant</text:span><text:bookmark-end text:name="__RefHeading___Toc195_659953934"/></text:h>
      <text:h text:style-name="Heading_20_2" text:outline-level="2"><text:bookmark-start text:name="__RefHeading___Toc197_659953934"/>Present<text:bookmark-end text:name="__RefHeading___Toc197_659953934"/></text:h>
      <text:h text:style-name="P19" text:outline-level="3"><text:bookmark-start text:name="__RefHeading___Toc63_1540637302"/>Factions - Aftermath<text:bookmark-end text:name="__RefHeading___Toc63_1540637302"/></text:h>
      <text:h text:style-name="P19" text:outline-level="3"><text:bookmark-start text:name="__RefHeading___Toc65_1540637302"/>The Expedition<text:bookmark-end text:name="__RefHeading___Toc65_1540637302"/></text:h>
      <text:h text:style-name="P15" text:outline-level="1"><text:bookmark-start text:name="__RefHeading___Toc130_1194905723"/>Technology<text:bookmark-end text:name="__RefHeading___Toc130_1194905723"/></text:h>
      <text:h text:style-name="P18" text:outline-level="2"><text:bookmark-start text:name="__RefHeading___Toc132_1194905723"/>Computing and Data Transfer<text:bookmark-end text:name="__RefHeading___Toc132_1194905723"/></text:h>
      <text:h text:style-name="P18" text:outline-level="2"><text:bookmark-start text:name="__RefHeading___Toc134_1194905723"/>Spacecraft and VoidOps<text:bookmark-end text:name="__RefHeading___Toc134_1194905723"/></text:h>
      <text:h text:style-name="Heading_20_3" text:outline-level="3"><text:bookmark-start text:name="__RefHeading___Toc136_1194905723"/>Propulsion<text:bookmark-end text:name="__RefHeading___Toc136_1194905723"/></text:h>
      <text:h text:style-name="P21" text:outline-level="3"><text:bookmark-start text:name="__RefHeading___Toc138_1194905723"/>Mining and logistics<text:bookmark-end text:name="__RefHeading___Toc138_1194905723"/></text:h>
      <text:h text:style-name="P21" text:outline-level="3"><text:bookmark-start text:name="__RefHeading___Toc140_1194905723"/>Sensors<text:bookmark-end text:name="__RefHeading___Toc140_1194905723"/></text:h>
      <text:h text:style-name="P21" text:outline-level="3"><text:bookmark-start text:name="__RefHeading___Toc142_1194905723"/>Weaponry and Countermeasures<text:bookmark-end text:name="__RefHeading___Toc142_1194905723"/></text:h>
      <text:h text:style-name="P16" text:outline-level="1">Design</text:h>
      <text:p text:style-name="P27">Directive: keep the view floaty with that mystical feel while surrounding UI elements are brutali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loext:hidden="true" style:hidden="true"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 %1%." style:num-prefix=" " style:num-suffix="." style:num-format="1">
        <style:list-level-properties text:list-level-position-and-space-mode="label-alignment" fo:text-align="center">
          <style:list-level-label-alignment text:label-followed-by="space"/>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style:list-level-properties>
      </text:outline-level-style>
      <text:outline-level-style text:level="3" loext:num-list-format=" %3%)" style:num-prefix=" " style:num-suffix=")" style:num-format="a">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 text:page-adjust="-1">4</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3T23:42:17.865000000</dc:date>
    <meta:editing-duration>PT2H44M40S</meta:editing-duration>
    <meta:editing-cycles>13</meta:editing-cycles>
    <meta:generator>LibreOffice/7.4.3.2$Windows_X86_64 LibreOffice_project/1048a8393ae2eeec98dff31b5c133c5f1d08b890</meta:generator>
    <meta:document-statistic meta:table-count="0" meta:image-count="0" meta:object-count="0" meta:page-count="5" meta:paragraph-count="64" meta:word-count="997" meta:character-count="6260" meta:non-whitespace-character-count="5306"/>
  </office:meta>
</office:document-meta>
</file>